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58220" draw:opacity="20%" draw:textarea-horizontal-align="justify" draw:textarea-vertical-align="middle" draw:auto-grow-height="false" fo:min-height="9.196cm" fo:min-width="17.784cm"/>
    </style:style>
    <style:style style:name="gr2" style:family="graphic" style:parent-style-name="standard">
      <style:graphic-properties draw:fill-color="#f58220" draw:opacity="20%" draw:textarea-horizontal-align="justify" draw:textarea-vertical-align="middle" draw:auto-grow-height="false" fo:min-height="4.976cm" fo:min-width="6.346cm"/>
    </style:style>
    <style:style style:name="gr3" style:family="graphic" style:parent-style-name="standard">
      <style:graphic-properties draw:textarea-horizontal-align="justify" draw:textarea-vertical-align="middle" draw:auto-grow-height="false" fo:min-height="2.272cm" fo:min-width="4.348cm"/>
    </style:style>
    <style:style style:name="gr4" style:family="graphic" style:parent-style-name="standard">
      <style:graphic-properties draw:textarea-horizontal-align="justify" draw:textarea-vertical-align="middle" draw:auto-grow-height="false" fo:min-height="2.162cm" fo:min-width="4.193cm"/>
    </style:style>
    <style:style style:name="gr5" style:family="graphic" style:parent-style-name="standard">
      <style:graphic-properties draw:textarea-horizontal-align="justify" draw:textarea-vertical-align="middle" draw:auto-grow-height="false" fo:min-height="2.163cm" fo:min-width="3.725cm"/>
    </style:style>
    <style:style style:name="gr6" style:family="graphic" style:parent-style-name="standard">
      <style:graphic-properties draw:textarea-horizontal-align="justify" draw:textarea-vertical-align="middle" draw:auto-grow-height="false" fo:min-height="2.06cm" fo:min-width="9.682cm"/>
    </style:style>
    <style:style style:name="gr7" style:family="graphic" style:parent-style-name="standard">
      <style:graphic-properties draw:fill-color="#bce4e5" draw:textarea-horizontal-align="justify" draw:textarea-vertical-align="middle" draw:auto-grow-height="false" fo:min-height="1.755cm" fo:min-width="7.398cm"/>
    </style:style>
    <style:style style:name="gr8" style:family="graphic" style:parent-style-name="standard">
      <style:graphic-properties draw:fill-color="#ffdaa2" draw:textarea-horizontal-align="justify" draw:textarea-vertical-align="middle" draw:auto-grow-height="false" fo:min-height="1.63cm" fo:min-width="3.401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2.163cm" fo:min-width="4.58cm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4.707cm"/>
    </style:style>
    <style:style style:name="gr12" style:family="graphic" style:parent-style-name="standard">
      <style:graphic-properties svg:stroke-color="#ef413d" draw:textarea-vertical-align="middle"/>
    </style:style>
    <style:style style:name="P1" style:family="paragraph">
      <loext:graphic-properties draw:fill="solid" draw:fill-color="#f58220" draw:opacity="20%"/>
      <style:paragraph-properties fo:text-align="center"/>
    </style:style>
    <style:style style:name="P2" style:family="paragraph">
      <loext:graphic-properties draw:fill-color="#f58220" draw:opacity="2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bce4e5"/>
      <style:paragraph-properties fo:text-align="center"/>
    </style:style>
    <style:style style:name="P5" style:family="paragraph">
      <loext:graphic-properties draw:fill-color="#ffdaa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304cm" svg:height="10.466cm" svg:x="1.254cm" svg:y="1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41cm" svg:height="5.79cm" svg:x="13.148cm" svg:y="11.8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5.12cm" svg:height="2.794cm" svg:x="1.595cm" svg:y="2.016cm">
          <text:p text:style-name="P3">Telegram Chatbo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4.953cm" svg:height="2.672cm" svg:x="8.493cm" svg:y="1.757cm">
          <text:p text:style-name="P3">Messenger Chatbo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4.485cm" svg:height="2.673cm" svg:x="14.97cm" svg:y="1.756cm">
          <text:p text:style-name="P3">WhatsApp Chatbo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" draw:id="id2" draw:layer="layout" svg:width="10.432cm" svg:height="2.56cm" svg:x="5.446cm" svg:y="8.73cm">
          <text:p text:style-name="P3">API de Transaccio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5" draw:id="id5" draw:layer="layout" svg:width="7.898cm" svg:height="2.005cm" svg:x="1.546cm" svg:y="14.519cm">
          <text:p text:style-name="P3">API de Bancommer</text:p>
          <draw:enhanced-geometry svg:viewBox="0 0 21600 21600" draw:type="rectangle" draw:enhanced-path="M 0 0 L 21600 0 21600 21600 0 21600 0 0 Z N"/>
        </draw:custom-shape>
        <draw:custom-shape draw:style-name="gr8" draw:text-style-name="P5" xml:id="id6" draw:id="id6" draw:layer="layout" svg:width="3.9cm" svg:height="3.007cm" svg:x="14.806cm" svg:y="14.519cm">
          <text:p text:style-name="P3">Base de Datos</text:p>
          <text:p text:style-name="P3">Logs y Usuario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3" draw:layer="layout" svg:x1="4.155cm" svg:y1="4.81cm" svg:x2="5.446cm" svg:y2="10.01cm" draw:start-shape="id1" draw:start-glue-point="2" draw:end-shape="id2" draw:end-glue-point="3" svg:d="M4155 4810v5200h1291" svg:viewBox="0 0 1292 5201">
          <text:p/>
        </draw:connector>
        <draw:connector draw:style-name="gr9" draw:text-style-name="P3" draw:layer="layout" svg:x1="10.969cm" svg:y1="4.429cm" svg:x2="10.662cm" svg:y2="8.73cm" draw:start-shape="id3" draw:start-glue-point="2" draw:end-shape="id2" svg:d="M10969 4429v2151h-307v2150" svg:viewBox="0 0 308 4302">
          <text:p/>
        </draw:connector>
        <draw:connector draw:style-name="gr9" draw:text-style-name="P3" draw:layer="layout" svg:x1="17.212cm" svg:y1="4.429cm" svg:x2="15.878cm" svg:y2="10.01cm" draw:start-shape="id4" draw:start-glue-point="2" draw:end-shape="id2" draw:end-glue-point="1" svg:d="M17212 4429v5581h-1334" svg:viewBox="0 0 1335 5582">
          <text:p/>
        </draw:connector>
        <draw:connector draw:style-name="gr9" draw:text-style-name="P3" draw:layer="layout" svg:x1="10.662cm" svg:y1="11.29cm" svg:x2="5.495cm" svg:y2="14.519cm" draw:start-shape="id2" draw:start-glue-point="2" draw:end-shape="id5" svg:d="M10662 11290v1615h-5167v1614" svg:viewBox="0 0 5168 3230">
          <text:p/>
        </draw:connector>
        <draw:connector draw:style-name="gr9" draw:text-style-name="P3" draw:layer="layout" svg:x1="10.662cm" svg:y1="11.29cm" svg:x2="16.756cm" svg:y2="14.519cm" draw:start-shape="id2" draw:start-glue-point="2" draw:end-shape="id6" draw:end-glue-point="5" svg:d="M10662 11290v1615h6094v1614" svg:viewBox="0 0 6095 3230">
          <text:p/>
        </draw:connector>
        <draw:custom-shape draw:style-name="gr10" draw:text-style-name="P3" xml:id="id9" draw:id="id9" draw:layer="layout" svg:width="5.08cm" svg:height="2.413cm" svg:x="21.701cm" svg:y="1.635cm">
          <text:p text:style-name="P3">WebBot (Angular)</text:p>
          <draw:enhanced-geometry svg:viewBox="0 0 21600 21600" draw:type="rectangle" draw:enhanced-path="M 0 0 L 21600 0 21600 21600 0 21600 0 0 Z N"/>
        </draw:custom-shape>
        <draw:custom-shape draw:style-name="gr11" draw:text-style-name="P3" xml:id="id7" draw:id="id7" draw:layer="layout" svg:width="5.207cm" svg:height="2.54cm" svg:x="18.78cm" svg:y="6.969cm">
          <text:p text:style-name="P3">NPL (DialogFlow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draw:layer="layout" draw:line-skew="-4.528cm" svg:x1="6.715cm" svg:y1="3.413cm" svg:x2="18.78cm" svg:y2="8.239cm" draw:start-shape="id1" draw:start-glue-point="1" draw:end-shape="id7" svg:d="M6715 3413h1505v4826h10560" svg:viewBox="0 0 12066 4827">
          <text:p/>
        </draw:connector>
        <draw:connector draw:style-name="gr9" draw:text-style-name="P3" xml:id="id8" draw:id="id8" draw:layer="layout" svg:x1="13.446cm" svg:y1="3.093cm" svg:x2="13.446cm" svg:y2="3.093cm" draw:start-shape="id3" draw:start-glue-point="1" draw:end-shape="id3" svg:d="M13446 3093z" svg:viewBox="0 0 1 1">
          <text:p/>
        </draw:connector>
        <draw:connector draw:style-name="gr12" draw:text-style-name="P3" draw:layer="layout" svg:x1="13.446cm" svg:y1="3.093cm" svg:x2="21.383cm" svg:y2="6.969cm" draw:start-shape="id8" draw:start-glue-point="0" draw:end-shape="id7" draw:end-glue-point="0" svg:d="M13446 3093v1938h7937v1938" svg:viewBox="0 0 7938 3877">
          <text:p/>
        </draw:connector>
        <draw:connector draw:style-name="gr12" draw:text-style-name="P3" draw:layer="layout" svg:x1="19.455cm" svg:y1="3.092cm" svg:x2="21.383cm" svg:y2="6.969cm" draw:start-shape="id4" draw:start-glue-point="1" draw:end-shape="id7" svg:d="M19455 3092h1928v3877" svg:viewBox="0 0 1929 3878">
          <text:p/>
        </draw:connector>
        <draw:connector draw:style-name="gr12" draw:text-style-name="P3" draw:layer="layout" svg:x1="24.241cm" svg:y1="4.048cm" svg:x2="21.383cm" svg:y2="6.969cm" draw:start-shape="id9" draw:start-glue-point="2" draw:end-shape="id7" draw:end-glue-point="0" svg:d="M24241 4048v1460h-2858v1461" svg:viewBox="0 0 2859 29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6T11:46:42.133687485</meta:creation-date>
    <dc:date>2018-05-31T12:03:48.218331372</dc:date>
    <meta:editing-duration>PT8M6S</meta:editing-duration>
    <meta:editing-cycles>2</meta:editing-cycles>
    <meta:generator>LibreOffice/6.0.3.2$Linux_X86_64 LibreOffice_project/00$Build-2</meta:generator>
    <meta:document-statistic meta:object-count="20"/>
  </office:meta>
</office:document-meta>
</file>